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1875in"/>
    </style:style>
    <style:style style:name="TestCases.B" style:family="table-column">
      <style:table-column-properties style:column-width="2.5in"/>
    </style:style>
    <style:style style:name="TestCases.C" style:family="table-column">
      <style:table-column-properties style:column-width="1.5056in"/>
    </style:style>
    <style:style style:name="TestCases.D" style:family="table-column">
      <style:table-column-properties style:column-width="1.734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6.9271in" fo:margin-left="0in" table:align="left" style:may-break-between-rows="false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5056in"/>
    </style:style>
    <style:style style:name="Table1.D" style:family="table-column">
      <style:table-column-properties style:column-width="1.73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officeooo:rsid="002e66f7" officeooo:paragraph-rsid="002e66f7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17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18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19" style:family="paragraph" style:parent-style-name="Table_20_Contents">
      <style:paragraph-properties fo:text-align="start" style:justify-single-word="false"/>
      <style:text-properties officeooo:rsid="00239962" officeooo:paragraph-rsid="00239962"/>
    </style:style>
    <style:style style:name="P20" style:family="paragraph" style:parent-style-name="Table_20_Contents">
      <style:paragraph-properties fo:text-align="start" style:justify-single-word="false"/>
      <style:text-properties officeooo:rsid="002e66f7" officeooo:paragraph-rsid="002e66f7"/>
    </style:style>
    <style:style style:name="P21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22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18176" officeooo:paragraph-rsid="00318176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officeooo:rsid="002d10de" officeooo:paragraph-rsid="002e66f7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2pt" officeooo:rsid="002e66f7" officeooo:paragraph-rsid="002e66f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officeooo:paragraph-rsid="002e66f7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2pt" officeooo:rsid="00333251" officeooo:paragraph-rsid="00333251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officeooo:rsid="00318176" officeooo:paragraph-rsid="00318176"/>
    </style:style>
    <style:style style:name="P32" style:family="paragraph" style:parent-style-name="Table_20_Contents">
      <style:paragraph-properties fo:text-align="start" style:justify-single-word="false"/>
      <style:text-properties officeooo:paragraph-rsid="002d10de"/>
    </style:style>
    <style:style style:name="P33" style:family="paragraph" style:parent-style-name="Table_20_Contents">
      <style:paragraph-properties fo:text-align="start" style:justify-single-word="false"/>
      <style:text-properties officeooo:paragraph-rsid="002e66f7"/>
    </style:style>
    <style:style style:name="P34" style:family="paragraph" style:parent-style-name="Table_20_Contents">
      <style:paragraph-properties fo:text-align="start" style:justify-single-word="false"/>
      <style:text-properties officeooo:paragraph-rsid="00318176"/>
    </style:style>
    <style:style style:name="P35" style:family="paragraph" style:parent-style-name="Table_20_Contents">
      <style:paragraph-properties fo:text-align="start" style:justify-single-word="false"/>
      <style:text-properties officeooo:paragraph-rsid="00333251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2d10de" officeooo:paragraph-rsid="002d10de" style:font-weight-asian="normal" style:font-weight-complex="normal"/>
    </style:style>
    <style:style style:name="T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257751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2d10de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1817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33325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style:font-size-asian="12pt" style:font-size-complex="12pt"/>
    </style:style>
    <style:style style:name="T14" style:family="text">
      <style:text-properties style:font-name="Liberation Sans" fo:font-size="12pt" officeooo:rsid="00229abe" style:font-size-asian="12pt" style:font-size-complex="12pt"/>
    </style:style>
    <style:style style:name="T15" style:family="text">
      <style:text-properties style:font-name="Liberation Sans" officeooo:rsid="00318176"/>
    </style:style>
    <style:style style:name="T16" style:family="text">
      <style:text-properties style:font-name="Liberation Sans" officeooo:rsid="002d10de"/>
    </style:style>
    <style:style style:name="T17" style:family="text">
      <style:text-properties officeooo:rsid="002c9cd6"/>
    </style:style>
    <style:style style:name="T18" style:family="text">
      <style:text-properties officeooo:rsid="00318176"/>
    </style:style>
    <style:style style:name="T19" style:family="text">
      <style:text-properties officeooo:rsid="00257751"/>
    </style:style>
    <style:style style:name="T20" style:family="text">
      <style:text-properties officeooo:rsid="00229abe"/>
    </style:style>
    <style:style style:name="T21" style:family="text">
      <style:text-properties officeooo:rsid="00333251"/>
    </style:style>
    <style:style style:name="T22" style:family="text">
      <style:text-properties officeooo:rsid="003492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22">4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21">Item</text:p>
          </table:table-cell>
          <table:table-cell table:style-name="Style.A1" office:value-type="string">
            <text:p text:style-name="P21">Notes</text:p>
          </table:table-cell>
          <table:table-cell table:style-name="Style.A1" office:value-type="string">
            <text:p text:style-name="P21">Points Possible</text:p>
          </table:table-cell>
          <table:table-cell table:style-name="Style.D1" office:value-type="string">
            <text:p text:style-name="P21">Points Earned</text:p>
          </table:table-cell>
        </table:table-row>
        <table:table-row>
          <table:table-cell table:style-name="Style.A2" office:value-type="string">
            <text:p text:style-name="P8">Correct file nam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3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Author nam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3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Dat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3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5">Consistent indenting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6">Variable names are meaningful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6">File <text:span text:style-name="T17">stream</text:span> is clos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2"><text:span text:style-name="T15">1</text:span><text:span text:style-name="T16"> do...while. </text:span><text:span text:style-name="T15">1</text:span><text:span text:style-name="T16"> while, </text:span><text:span text:style-name="T15">and 1 for</text:span><text:span text:style-name="T16"> loop used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3">3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1"><text:span text:style-name="T17">P</text:span>rogram will not accept an incorrect grad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4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1"><text:span text:style-name="T21">Output f</text:span>ile name<text:span text:style-name="T21">s are</text:span> correct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4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/>
      <text:p text:style-name="P23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22">Input</text:p>
          </table:table-cell>
          <table:table-cell table:style-name="TestCases.A1" office:value-type="string">
            <text:p text:style-name="P22">Expected Output</text:p>
          </table:table-cell>
          <table:table-cell table:style-name="TestCases.A1" office:value-type="string">
            <text:p text:style-name="P21">Points Possible</text:p>
          </table:table-cell>
          <table:table-cell table:style-name="TestCases.D1" office:value-type="string">
            <text:p text:style-name="P21">Points Earned</text:p>
          </table:table-cell>
        </table:table-row>
        <table:table-row>
          <table:table-cell table:style-name="TestCases.A2" office:value-type="string">
            <text:p text:style-name="P26">Lab1</text:p>
            <text:p text:style-name="P26">100</text:p>
            <text:p text:style-name="P26">95</text:p>
            <text:p text:style-name="P26">87</text:p>
            <text:p text:style-name="P26">92</text:p>
            <text:p text:style-name="P26">97</text:p>
            <text:p text:style-name="P26">91</text:p>
            <text:p text:style-name="P26">82</text:p>
            <text:p text:style-name="P26">100</text:p>
            <text:p text:style-name="P26">88</text:p>
            <text:p text:style-name="P26">96</text:p>
            <text:p text:style-name="P26">100</text:p>
            <text:p text:style-name="P26">82</text:p>
          </table:table-cell>
          <table:table-cell table:style-name="TestCases.A2" office:value-type="string">
            <text:p text:style-name="P17"><text:span text:style-name="T3">c</text:span><text:span text:style-name="T2">out:</text:span></text:p>
            <text:p text:style-name="P36"><text:span text:style-name="T13">The maximum grade is: 100</text:span></text:p>
            <text:p text:style-name="P36"><text:span text:style-name="T13">The minimum grade is: 82</text:span></text:p>
            <text:p text:style-name="P36"><text:span text:style-name="T13">The average grade is: 92.8</text:span></text:p>
            <text:p text:style-name="P17"><text:span text:style-name="T4">f</text:span><text:span text:style-name="T2">ile:</text:span></text:p>
            <text:p text:style-name="P24"><text:span text:style-name="T19">a</text:span>ll grades stored with one on each line</text:p>
          </table:table-cell>
          <table:table-cell table:style-name="TestCases.A2" office:value-type="string">
            <text:p text:style-name="P27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26">Lab2</text:p>
            <text:p text:style-name="P26">83</text:p>
            <text:p text:style-name="P26">91</text:p>
            <text:p text:style-name="P26">88</text:p>
            <text:p text:style-name="P26">86</text:p>
            <text:p text:style-name="P26">93</text:p>
            <text:p text:style-name="P26">73</text:p>
            <text:p text:style-name="P26">81</text:p>
            <text:p text:style-name="P26">92</text:p>
            <text:p text:style-name="P26">78</text:p>
            <text:p text:style-name="P26">95</text:p>
          </table:table-cell>
          <table:table-cell table:style-name="TestCases.A2" office:value-type="string">
            <text:p text:style-name="P17"><text:span text:style-name="T3">c</text:span><text:span text:style-name="T2">out:</text:span></text:p>
            <text:p text:style-name="P34"><text:span text:style-name="T10">The maximum grade is: </text:span><text:span text:style-name="T11">95</text:span></text:p>
            <text:p text:style-name="P34"><text:span text:style-name="T10">The minimum grade is: </text:span><text:span text:style-name="T11">73</text:span></text:p>
            <text:p text:style-name="P34"><text:span text:style-name="T7">The average grade is: </text:span><text:span text:style-name="T11">86.0</text:span></text:p>
            <text:p text:style-name="P17"><text:span text:style-name="T4">f</text:span><text:span text:style-name="T2">ile:</text:span><text:span text:style-name="T7"> </text:span></text:p>
            <text:p text:style-name="P24"><text:span text:style-name="T19">a</text:span><text:span text:style-name="T14">ll grades stored with one on each line</text:span></text:p>
          </table:table-cell>
          <table:table-cell table:style-name="TestCases.A2" office:value-type="string">
            <text:p text:style-name="P27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26">Lab3</text:p>
            <text:p text:style-name="P26">0</text:p>
            <text:p text:style-name="P26">100</text:p>
            <text:p text:style-name="P26">-1</text:p>
            <text:p text:style-name="P26">101</text:p>
            <text:p text:style-name="P26">90</text:p>
            <text:p text:style-name="P26">91</text:p>
            <text:p text:style-name="P26">87</text:p>
            <text:p text:style-name="P26">200</text:p>
            <text:p text:style-name="P26">62</text:p>
            <text:p text:style-name="P26">77</text:p>
            <text:p text:style-name="P26">1</text:p>
            <text:p text:style-name="P26">100</text:p>
            <text:p text:style-name="P26">99</text:p>
            <text:p text:style-name="P26">100</text:p>
          </table:table-cell>
          <table:table-cell table:style-name="TestCases.A2" office:value-type="string">
            <text:p text:style-name="P18"><text:span text:style-name="T3">c</text:span><text:span text:style-name="T2">out:</text:span></text:p>
            <text:p text:style-name="P34"><text:span text:style-name="T10">The maximum grade is: </text:span><text:span text:style-name="T11">100</text:span></text:p>
            <text:p text:style-name="P34"><text:span text:style-name="T10">The minimum grade is: </text:span><text:span text:style-name="T11">0</text:span></text:p>
            <text:p text:style-name="P34"><text:span text:style-name="T7">The average grade is: </text:span><text:span text:style-name="T11">70.7</text:span></text:p>
            <text:p text:style-name="P18"><text:span text:style-name="T4">f</text:span><text:span text:style-name="T5">ile</text:span><text:span text:style-name="T8">:</text:span></text:p>
            <text:p text:style-name="P24"><text:span text:style-name="T19">all grades stored with one on each line</text:span></text:p>
          </table:table-cell>
          <table:table-cell table:style-name="TestCases.A2" office:value-type="string">
            <text:p text:style-name="P27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26">Lab4</text:p>
            <text:p text:style-name="P30">0</text:p>
            <text:p text:style-name="P30">0</text:p>
            <text:p text:style-name="P30">0</text:p>
            <text:p text:style-name="P30">0</text:p>
            <text:p text:style-name="P30">0</text:p>
            <text:p text:style-name="P30">0</text:p>
            <text:p text:style-name="P30">0</text:p>
            <text:p text:style-name="P30">0</text:p>
            <text:p text:style-name="P30">0</text:p>
            <text:p text:style-name="P30">0</text:p>
          </table:table-cell>
          <table:table-cell table:style-name="Table1.A1" office:value-type="string">
            <text:p text:style-name="P33"><text:span text:style-name="T3">c</text:span><text:span text:style-name="T2">out:</text:span></text:p>
            <text:p text:style-name="P35"><text:span text:style-name="T10">The maximum grade is: </text:span><text:span text:style-name="T12">0</text:span></text:p>
            <text:p text:style-name="P35"><text:span text:style-name="T10">The minimum grade is: </text:span><text:span text:style-name="T11">0</text:span></text:p>
            <text:p text:style-name="P35"><text:span text:style-name="T7">The average grade is: </text:span><text:span text:style-name="T12">0</text:span></text:p>
            <text:p text:style-name="P33"><text:span text:style-name="T4">f</text:span><text:span text:style-name="T2">ile:</text:span></text:p>
            <text:p text:style-name="P24"><text:span text:style-name="T19">a</text:span><text:span text:style-name="T20">ll grades stored with one on each line</text:span></text:p>
          </table:table-cell>
          <table:table-cell table:style-name="Table1.A1" office:value-type="string">
            <text:p text:style-name="P27">10</text:p>
          </table:table-cell>
          <table:table-cell table:style-name="Table1.D1" office:value-type="string">
            <text:p text:style-name="P29"/>
          </table:table-cell>
        </table:table-row>
      </table:table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9-27T15:06:28.145585814</dc:date>
    <meta:editing-duration>P1DT5H13M10S</meta:editing-duration>
    <meta:editing-cycles>16</meta:editing-cycles>
    <meta:generator>LibreOffice/6.4.6.2$Linux_X86_64 LibreOffice_project/40$Build-2</meta:generator>
    <meta:document-statistic meta:table-count="3" meta:image-count="0" meta:object-count="0" meta:page-count="3" meta:paragraph-count="111" meta:word-count="233" meta:character-count="1012" meta:non-whitespace-character-count="889"/>
  </office:meta>
</office:document-meta>
</file>